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1.76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antonkovsar@gmail.co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nniq.99@gmail.co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gswing.99@gmail.co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mexopsix6@gmail.co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oman.samidov@gmail.co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rlow.99@gmail.co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ruto90orlow@gmail.co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bbonniq@gmail.co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gbbonniq@gmail.co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irard22847@gmail.co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tonkovsar@gmail.com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" meta:object-count="0"/>
    <meta:generator>LibreOfficeDev/6.0.5.2$Linux_X86_64 LibreOffice_project/</meta:generator>
  </office:meta>
</office:document-meta>
</file>